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8pt" style:font-size-asian="18pt" style:font-size-complex="18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paragraph-rsid="001160e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alibri" fo:font-size="14pt" fo:language="en" fo:country="US" style:font-size-asian="14pt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font-size="14pt" fo:font-weight="normal" officeooo:rsid="0010b929" officeooo:paragraph-rsid="0010b92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font-size="14pt" fo:font-weight="normal" officeooo:paragraph-rsid="001160e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font-size="14pt" style:text-underline-style="none" fo:font-weight="normal" officeooo:rsid="0010b929" officeooo:paragraph-rsid="0010b92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officeooo:paragraph-rsid="001160e9" style:font-size-asian="14pt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1160e9" style:font-size-asian="14pt" style:font-weight-asian="bold" style:font-size-complex="14pt"/>
    </style:style>
    <style:style style:name="T1" style:family="text">
      <style:text-properties officeooo:rsid="0010b9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SN COLLEGE OF ENGINEERING (Autonomous)</text:p>
      <text:p text:style-name="P3">Affiliated to Anna University</text:p>
      <text:p text:style-name="P3">DEPARTMENT OF CSE</text:p>
      <text:p text:style-name="P3"/>
      <text:p text:style-name="P3">UCS 1211 PROGRAMMING IN C LABORATORY</text:p>
      <text:p text:style-name="P3">A3 : Array handling in C</text:p>
      <text:p text:style-name="P3"/>
      <text:p text:style-name="P2">REG NO. : 185001083</text:p>
      <text:p text:style-name="P2">NAME : B. LAKSHMI PRIYA</text:p>
      <text:p text:style-name="P2">CLASS : CSE B (SEMESTER 2)</text:p>
      <text:p text:style-name="P4"/>
      <text:p text:style-name="P5">1. PROGRAM NAME: WELL ORDERED NUMBERS</text:p>
      <text:p text:style-name="P5"/>
      <text:p text:style-name="P5">PROGRAM:</text:p>
      <text:p text:style-name="P10">#include <text:s/>&lt;stdio.h&gt;</text:p>
      <text:p text:style-name="P10">int check (int n)</text:p>
      <text:p text:style-name="P10">{</text:p>
      <text:p text:style-name="P10"><text:s text:c="4"/>if((n/100 &lt; (n/10)%10) &amp;&amp; ((n/10)%10 &lt; n%10))</text:p>
      <text:p text:style-name="P10"><text:s text:c="8"/>return 1;</text:p>
      <text:p text:style-name="P10"><text:s text:c="4"/>else</text:p>
      <text:p text:style-name="P10"><text:s text:c="8"/>return 0;</text:p>
      <text:p text:style-name="P10">}</text:p>
      <text:p text:style-name="P10"/>
      <text:p text:style-name="P10">void well()</text:p>
      <text:p text:style-name="P10">{</text:p>
      <text:p text:style-name="P10"><text:s text:c="4"/>int a[200];</text:p>
      <text:p text:style-name="P10"><text:s text:c="4"/>int i=0;</text:p>
      <text:p text:style-name="P10"><text:s text:c="4"/>for (int n=123;n&lt;=789;n++)</text:p>
      <text:p text:style-name="P10"><text:s text:c="4"/>{</text:p>
      <text:p text:style-name="P10"><text:s text:c="8"/>if (check(n))</text:p>
      <text:p text:style-name="P10"><text:s text:c="8"/>{</text:p>
      <text:p text:style-name="P10"><text:s text:c="12"/>a[i]=n;</text:p>
      <text:p text:style-name="P10"><text:s text:c="12"/>i++;</text:p>
      <text:p text:style-name="P10"><text:s text:c="8"/>}</text:p>
      <text:p text:style-name="P10"><text:s text:c="4"/>}</text:p>
      <text:p text:style-name="P10"><text:s text:c="4"/>printf("Well ordered 3-digit numbers:\n");</text:p>
      <text:p text:style-name="P10"><text:s text:c="4"/>for (int j=0;j&lt;i;j++)</text:p>
      <text:p text:style-name="P10"><text:s text:c="8"/>printf("%d\n",a[j]);</text:p>
      <text:p text:style-name="P10"><text:soft-page-break/><text:s text:c="4"/>printf("Total count of well ordered 3-digit numbers = %d",i);</text:p>
      <text:p text:style-name="P10">}</text:p>
      <text:p text:style-name="P10"/>
      <text:p text:style-name="P10">int main(void)</text:p>
      <text:p text:style-name="P10">{</text:p>
      <text:p text:style-name="P10"><text:s text:c="4"/>well();</text:p>
      <text:p text:style-name="P10"><text:s text:c="4"/>return 0;</text:p>
      <text:p text:style-name="P10">}</text:p>
      <text:p text:style-name="P5"/>
      <text:p text:style-name="P5"/>
      <text:p text:style-name="P5">OUTPUT:</text:p>
      <text:p text:style-name="P11">cseb83@jtl-14:~/A3$ gcc well.c -o well</text:p>
      <text:p text:style-name="P11">cseb83@jtl-14:~/A3$ ./well</text:p>
      <text:p text:style-name="P11">Well ordered 3-digit numbers:</text:p>
      <text:p text:style-name="P11">123</text:p>
      <text:p text:style-name="P11">124</text:p>
      <text:p text:style-name="P11">125</text:p>
      <text:p text:style-name="P11">126</text:p>
      <text:p text:style-name="P11">127</text:p>
      <text:p text:style-name="P11">128</text:p>
      <text:p text:style-name="P11">129</text:p>
      <text:p text:style-name="P11">134</text:p>
      <text:p text:style-name="P11">135</text:p>
      <text:p text:style-name="P11">136</text:p>
      <text:p text:style-name="P11">137</text:p>
      <text:p text:style-name="P11">138</text:p>
      <text:p text:style-name="P11">139</text:p>
      <text:p text:style-name="P11">145</text:p>
      <text:p text:style-name="P11">146</text:p>
      <text:p text:style-name="P11">147</text:p>
      <text:p text:style-name="P11">148</text:p>
      <text:p text:style-name="P11">149</text:p>
      <text:p text:style-name="P11">156</text:p>
      <text:p text:style-name="P11">157</text:p>
      <text:p text:style-name="P11">158</text:p>
      <text:p text:style-name="P11">159</text:p>
      <text:p text:style-name="P11">167</text:p>
      <text:p text:style-name="P11">168</text:p>
      <text:p text:style-name="P11">169</text:p>
      <text:p text:style-name="P11">178</text:p>
      <text:p text:style-name="P11">179</text:p>
      <text:p text:style-name="P11">189</text:p>
      <text:p text:style-name="P11"><text:soft-page-break/>234</text:p>
      <text:p text:style-name="P11">235</text:p>
      <text:p text:style-name="P11">236</text:p>
      <text:p text:style-name="P11">237</text:p>
      <text:p text:style-name="P11">238</text:p>
      <text:p text:style-name="P11">239</text:p>
      <text:p text:style-name="P11">245</text:p>
      <text:p text:style-name="P11">246</text:p>
      <text:p text:style-name="P11">247</text:p>
      <text:p text:style-name="P11">248</text:p>
      <text:p text:style-name="P11">249</text:p>
      <text:p text:style-name="P11">256</text:p>
      <text:p text:style-name="P11">257</text:p>
      <text:p text:style-name="P11">258</text:p>
      <text:p text:style-name="P11">259</text:p>
      <text:p text:style-name="P11">267</text:p>
      <text:p text:style-name="P11">268</text:p>
      <text:p text:style-name="P11">269</text:p>
      <text:p text:style-name="P11">278</text:p>
      <text:p text:style-name="P11">279</text:p>
      <text:p text:style-name="P11">289</text:p>
      <text:p text:style-name="P11">345</text:p>
      <text:p text:style-name="P11">346</text:p>
      <text:p text:style-name="P11">347</text:p>
      <text:p text:style-name="P11">348</text:p>
      <text:p text:style-name="P11">349</text:p>
      <text:p text:style-name="P11">356</text:p>
      <text:p text:style-name="P11">357</text:p>
      <text:p text:style-name="P11">358</text:p>
      <text:p text:style-name="P11">359</text:p>
      <text:p text:style-name="P11">367</text:p>
      <text:p text:style-name="P11">368</text:p>
      <text:p text:style-name="P11">369</text:p>
      <text:p text:style-name="P11">378</text:p>
      <text:p text:style-name="P11">379</text:p>
      <text:p text:style-name="P11">389</text:p>
      <text:p text:style-name="P11">456</text:p>
      <text:p text:style-name="P11">457</text:p>
      <text:p text:style-name="P11">458</text:p>
      <text:p text:style-name="P11">459</text:p>
      <text:p text:style-name="P11">467</text:p>
      <text:p text:style-name="P13">468</text:p>
      <text:p text:style-name="P11"><text:soft-page-break/>469</text:p>
      <text:p text:style-name="P11">478</text:p>
      <text:p text:style-name="P11">479</text:p>
      <text:p text:style-name="P11">489</text:p>
      <text:p text:style-name="P11">567</text:p>
      <text:p text:style-name="P11">568</text:p>
      <text:p text:style-name="P11">569</text:p>
      <text:p text:style-name="P11">578</text:p>
      <text:p text:style-name="P11">579</text:p>
      <text:p text:style-name="P11">589</text:p>
      <text:p text:style-name="P11">678</text:p>
      <text:p text:style-name="P11">679</text:p>
      <text:p text:style-name="P11">689</text:p>
      <text:p text:style-name="P11">789</text:p>
      <text:p text:style-name="P11">Total count of well ordered 3-digit numbers = 84</text:p>
      <text:p text:style-name="P11"/>
      <text:p text:style-name="P5"/>
      <text:p text:style-name="P6"/>
      <text:p text:style-name="P5">2. PROGRAM NAME: VERTICAL HISTOGRAM</text:p>
      <text:p text:style-name="P5"/>
      <text:p text:style-name="P5">PROGRAM:</text:p>
      <text:p text:style-name="P10">#include &lt;stdio.h&gt;</text:p>
      <text:p text:style-name="P10">void hist(int max,int a[])</text:p>
      <text:p text:style-name="P10">{</text:p>
      <text:p text:style-name="P10"><text:s text:c="4"/>for (int j=max;j&gt;0;j--)</text:p>
      <text:p text:style-name="P10"><text:s text:c="4"/>{</text:p>
      <text:p text:style-name="P10"><text:s text:c="8"/>for (int k=0;k&lt;10;k++)</text:p>
      <text:p text:style-name="P10"><text:s text:c="8"/>{</text:p>
      <text:p text:style-name="P10"><text:s text:c="12"/>if (a[k]&gt;=j)</text:p>
      <text:p text:style-name="P10"><text:s text:c="12"/>{</text:p>
      <text:p text:style-name="P10"><text:s text:c="16"/>printf(" * "); <text:s text:c="6"/></text:p>
      <text:p text:style-name="P10"><text:s text:c="12"/>}</text:p>
      <text:p text:style-name="P10"><text:s text:c="12"/>else </text:p>
      <text:p text:style-name="P10"><text:s text:c="16"/>printf(" <text:s text:c="2"/>");</text:p>
      <text:p text:style-name="P10"><text:s text:c="8"/>}</text:p>
      <text:p text:style-name="P10"><text:s text:c="8"/>printf("\n");</text:p>
      <text:p text:style-name="P10"><text:s text:c="4"/>}</text:p>
      <text:p text:style-name="P10"><text:s text:c="4"/>printf(" 0 <text:s/>1 <text:s/>2 <text:s/>3 <text:s/>4 <text:s/>5 <text:s/>6 <text:s/>7 <text:s/>8 <text:s/>9");</text:p>
      <text:p text:style-name="P10">} <text:s text:c="3"/></text:p>
      <text:p text:style-name="P10"/>
      <text:p text:style-name="P10"/>
      <text:p text:style-name="P10"/>
      <text:p text:style-name="P10"><text:soft-page-break/>int main()</text:p>
      <text:p text:style-name="P10">{</text:p>
      <text:p text:style-name="P10"><text:s text:c="4"/>int n,digit,a[10]={0,0,0,0,0,0,0,0,0,0},max=0;</text:p>
      <text:p text:style-name="P10"><text:s text:c="4"/>char c;</text:p>
      <text:p text:style-name="P10"><text:s text:c="4"/>printf("Enter a number: ");</text:p>
      <text:p text:style-name="P10"><text:s text:c="4"/>scanf("%d",&amp;n);</text:p>
      <text:p text:style-name="P10"><text:s text:c="4"/>printf("Enter %d digits: ",n);</text:p>
      <text:p text:style-name="P10"><text:s text:c="4"/>for (int i=0;i&lt;n;i++)</text:p>
      <text:p text:style-name="P10"><text:s text:c="4"/>{</text:p>
      <text:p text:style-name="P10"><text:s text:c="8"/>scanf("%d,",&amp;digit);</text:p>
      <text:p text:style-name="P10"><text:s text:c="8"/>a[digit]+=1;</text:p>
      <text:p text:style-name="P10"><text:s text:c="8"/>if (a[digit]&gt;max)</text:p>
      <text:p text:style-name="P10"><text:s text:c="12"/>max=a[digit];</text:p>
      <text:p text:style-name="P10"><text:s text:c="4"/>}</text:p>
      <text:p text:style-name="P10"><text:s text:c="4"/>printf("\n");</text:p>
      <text:p text:style-name="P10"><text:s text:c="4"/></text:p>
      <text:p text:style-name="P10"><text:s text:c="4"/>hist(max,a);</text:p>
      <text:p text:style-name="P10"><text:s text:c="4"/>return 0;</text:p>
      <text:p text:style-name="P10">}</text:p>
      <text:p text:style-name="P5"/>
      <text:p text:style-name="P5"/>
      <text:p text:style-name="P5">OUTPUT:</text:p>
      <text:p text:style-name="P11">cseb83@jtl-14:~/A3$ gcc hist.c -o hist</text:p>
      <text:p text:style-name="P11">cseb83@jtl-14:~/A3$ ./hist</text:p>
      <text:p text:style-name="P11">Enter a number: 12</text:p>
      <text:p text:style-name="P11">Enter 12 digits: 1,7,2,9,6,7,1,3,7,5,7,9</text:p>
      <text:p text:style-name="P11"/>
      <text:p text:style-name="P11"><text:s text:c="26"/>* <text:s text:c="6"/></text:p>
      <text:p text:style-name="P11"><text:s text:c="26"/>* <text:s text:c="6"/></text:p>
      <text:p text:style-name="P11"><text:s text:c="5"/>* <text:s text:c="18"/>* <text:s/>* </text:p>
      <text:p text:style-name="P11"><text:s text:c="5"/>* <text:s text:c="2"/>* <text:s text:c="2"/>* <text:s text:c="5"/>* <text:s text:c="2"/>* <text:s/>* <text:s text:c="5"/>* </text:p>
      <text:p text:style-name="P11"><text:s/>0 <text:s/>1 <text:s/>2 <text:s/>3 <text:s/>4 <text:s/>5 <text:s/>6 <text:s/>7 <text:s/>8 <text:s/>9</text:p>
      <text:p text:style-name="P11"/>
      <text:p text:style-name="P5"/>
      <text:p text:style-name="P6"/>
      <text:p text:style-name="P5">3. PROGRAM NAME: PUSHING ZEROES TO END</text:p>
      <text:p text:style-name="P5"/>
      <text:p text:style-name="P5">PROGRAM:</text:p>
      <text:p text:style-name="P10">#include <text:s/>&lt;stdio.h&gt;</text:p>
      <text:p text:style-name="P10">void push(int a[],int n)</text:p>
      <text:p text:style-name="P10">{</text:p>
      <text:p text:style-name="P10"><text:s text:c="4"/>int i,j;</text:p>
      <text:p text:style-name="P10"><text:soft-page-break/><text:s text:c="4"/>for (i=0;i&lt;n;i++)</text:p>
      <text:p text:style-name="P10"><text:s text:c="4"/>{</text:p>
      <text:p text:style-name="P10"><text:s text:c="8"/>if (a[i]==0)</text:p>
      <text:p text:style-name="P10"><text:s text:c="8"/>{</text:p>
      <text:p text:style-name="P10"><text:s text:c="12"/>for(j=i+1;j&lt;n;j++)</text:p>
      <text:p text:style-name="P10"><text:s text:c="12"/>{</text:p>
      <text:p text:style-name="P10"><text:s text:c="16"/>if (a[j]!=0)</text:p>
      <text:p text:style-name="P10"><text:s text:c="20"/>break;</text:p>
      <text:p text:style-name="P10"><text:s text:c="12"/>}</text:p>
      <text:p text:style-name="P10"><text:s text:c="12"/>if (j!=n)</text:p>
      <text:p text:style-name="P10"><text:s text:c="12"/>{</text:p>
      <text:p text:style-name="P10"><text:s text:c="12"/>a[i]=a[j];</text:p>
      <text:p text:style-name="P10"><text:s text:c="12"/>a[j]=0;</text:p>
      <text:p text:style-name="P10"><text:s text:c="12"/>}</text:p>
      <text:p text:style-name="P10"><text:s text:c="8"/>}</text:p>
      <text:p text:style-name="P10"><text:s text:c="4"/>}</text:p>
      <text:p text:style-name="P10">}</text:p>
      <text:p text:style-name="P10"/>
      <text:p text:style-name="P10"/>
      <text:p text:style-name="P10">int main(void)</text:p>
      <text:p text:style-name="P10">{</text:p>
      <text:p text:style-name="P10"><text:s text:c="4"/>int n;</text:p>
      <text:p text:style-name="P10"><text:s text:c="4"/>printf("Enter number of elements: ");</text:p>
      <text:p text:style-name="P10"><text:s text:c="4"/>scanf("%d",&amp;n);</text:p>
      <text:p text:style-name="P10"><text:s text:c="4"/>int a[n];</text:p>
      <text:p text:style-name="P10"><text:s text:c="4"/>for (int i=0;i&lt;n;i++)</text:p>
      <text:p text:style-name="P10"><text:s text:c="4"/>{</text:p>
      <text:p text:style-name="P10"><text:s text:c="8"/>scanf("%d,",&amp;a[i]);</text:p>
      <text:p text:style-name="P10"><text:s text:c="4"/>}</text:p>
      <text:p text:style-name="P10"><text:s text:c="4"/></text:p>
      <text:p text:style-name="P10"><text:s text:c="4"/>push(a,n);</text:p>
      <text:p text:style-name="P10"><text:s text:c="4"/>for (int j=0;j&lt;n;j++)</text:p>
      <text:p text:style-name="P10"><text:s text:c="4"/>{</text:p>
      <text:p text:style-name="P10"><text:s text:c="8"/>if (j==n-1)</text:p>
      <text:p text:style-name="P10"><text:s text:c="12"/>printf("%d",a[j]);</text:p>
      <text:p text:style-name="P10"><text:s text:c="8"/>else</text:p>
      <text:p text:style-name="P10"><text:s text:c="12"/>printf("%d,",a[j]);</text:p>
      <text:p text:style-name="P10"><text:s text:c="4"/>}</text:p>
      <text:p text:style-name="P10"><text:s text:c="4"/>return 0;</text:p>
      <text:p text:style-name="P10">}</text:p>
      <text:p text:style-name="P5"/>
      <text:p text:style-name="P5"/>
      <text:p text:style-name="P5"><text:soft-page-break/>OUTPUT:</text:p>
      <text:p text:style-name="P11">cseb83@jtl-14:~/A3$ gcc push.c -o push</text:p>
      <text:p text:style-name="P11">cseb83@jtl-14:~/A3$ ./push</text:p>
      <text:p text:style-name="P11">Enter number of elements: 8</text:p>
      <text:p text:style-name="P11">Enter elements: 5,3,0,1,3,0,8,0</text:p>
      <text:p text:style-name="P11">5,3,1,3,8,0,0,0</text:p>
      <text:p text:style-name="P11"/>
      <text:p text:style-name="P11">cseb83@jtl-14:~/A3$ ./push</text:p>
      <text:p text:style-name="P11">Enter number of elements: 7</text:p>
      <text:p text:style-name="P11">Enter elements: 10,20,0,0,0,30,60</text:p>
      <text:p text:style-name="P11">10,20,30,60,0,0,0</text:p>
      <text:p text:style-name="P11"/>
      <text:p text:style-name="P5"/>
      <text:p text:style-name="P6"/>
      <text:p text:style-name="P5">4. PROGRAM NAME: STUDENT LIST</text:p>
      <text:p text:style-name="P5"/>
      <text:p text:style-name="P5">PROGRAM:</text:p>
      <text:p text:style-name="P7"/>
      <text:p text:style-name="P7">#include &lt;stdio.h&gt;</text:p>
      <text:p text:style-name="P7"/>
      <text:p text:style-name="P7">float fn(int i,int nmarks,char stu[][25],float marks[][nmarks+2</text:p>
      <text:p text:style-name="P7">],float wt[])</text:p>
      <text:p text:style-name="P7">{</text:p>
      <text:p text:style-name="P7"><text:s text:c="4"/>static float tot=0;</text:p>
      <text:p text:style-name="P7"><text:s text:c="4"/>float sum=0,wsum=0;</text:p>
      <text:p text:style-name="P7"><text:s text:c="4"/>printf("\nEnter student name: ");</text:p>
      <text:p text:style-name="P7"><text:s text:c="4"/>scanf("%s",stu[i]);</text:p>
      <text:p text:style-name="P7"><text:s text:c="4"/>for (int j=0;j&lt;nmarks;j++)</text:p>
      <text:p text:style-name="P7"><text:s text:c="4"/>{</text:p>
      <text:p text:style-name="P7"><text:s text:c="8"/>printf("Enter mark %d: ",j+1);</text:p>
      <text:p text:style-name="P7"><text:s text:c="8"/>scanf("%f",&amp;marks[i][j]);</text:p>
      <text:p text:style-name="P7"><text:s text:c="8"/>sum+=marks[i][j];</text:p>
      <text:p text:style-name="P7"><text:tab/>wsum+=marks[i][j]*wt[j]/100;</text:p>
      <text:p text:style-name="P7"><text:s text:c="4"/>}</text:p>
      <text:p text:style-name="P7"/>
      <text:p text:style-name="P7"><text:s text:c="4"/>marks[i][nmarks]=sum/nmarks;</text:p>
      <text:p text:style-name="P7"><text:s text:c="4"/>marks[i][nmarks+1]=wsum;</text:p>
      <text:p text:style-name="P7"><text:s text:c="4"/>tot+=marks[i][nmarks];</text:p>
      <text:p text:style-name="P7"><text:s text:c="4"/>return tot;</text:p>
      <text:p text:style-name="P7">}</text:p>
      <text:p text:style-name="P7"/>
      <text:p text:style-name="P7"/>
      <text:p text:style-name="P7"><text:soft-page-break/>int main()</text:p>
      <text:p text:style-name="P7">{</text:p>
      <text:p text:style-name="P7"><text:s text:c="4"/>int nstu,nmarks;</text:p>
      <text:p text:style-name="P7"><text:s/></text:p>
      <text:p text:style-name="P7"><text:s text:c="4"/>printf("Enter number of students: ");</text:p>
      <text:p text:style-name="P7"><text:s text:c="4"/>scanf("%d",&amp;nstu);</text:p>
      <text:p text:style-name="P7"><text:s text:c="4"/>printf("Enter number of exam scores: ");</text:p>
      <text:p text:style-name="P7"><text:s text:c="4"/>scanf("%d",&amp;nmarks);</text:p>
      <text:p text:style-name="P7"><text:s text:c="4"/>float wt[nmarks]; <text:s/></text:p>
      <text:p text:style-name="P7"><text:s text:c="4"/>for (int n=0;n&lt;nmarks;n++)</text:p>
      <text:p text:style-name="P7"><text:s text:c="4"/>{</text:p>
      <text:p text:style-name="P7"><text:tab/>printf("Enter weightage of mark %d in %%: ",n+1);</text:p>
      <text:p text:style-name="P7"><text:tab/>scanf("%f",&amp;wt[n]);</text:p>
      <text:p text:style-name="P7"><text:s text:c="4"/>}</text:p>
      <text:p text:style-name="P7"><text:s text:c="8"/></text:p>
      <text:p text:style-name="P7"><text:s text:c="4"/>char stu[nstu][25];</text:p>
      <text:p text:style-name="P7"><text:s text:c="4"/>float marks[nstu][nmarks+2];</text:p>
      <text:p text:style-name="P7"><text:s text:c="4"/>float tot;</text:p>
      <text:p text:style-name="P7"><text:s text:c="4"/></text:p>
      <text:p text:style-name="P7"><text:s text:c="4"/>for (int i=0;i&lt;nstu;i++)</text:p>
      <text:p text:style-name="P7"><text:s text:c="4"/>{</text:p>
      <text:p text:style-name="P7"><text:s text:c="8"/>tot=fn(i,nmarks,stu,marks,wt);</text:p>
      <text:p text:style-name="P7"><text:s text:c="4"/>}</text:p>
      <text:p text:style-name="P7"><text:s text:c="4"/>float classavg=tot/nstu;</text:p>
      <text:p text:style-name="P7"><text:s text:c="4"/>printf("Class average = %.4f\n",classavg);</text:p>
      <text:p text:style-name="P7"><text:s text:c="4"/>printf("S_Name ");</text:p>
      <text:p text:style-name="P7"><text:s text:c="4"/>for (int ii=0;ii&lt;nmarks;ii++)</text:p>
      <text:p text:style-name="P7"><text:tab/>printf(" <text:s/>Mark %d <text:s/>",ii+1); </text:p>
      <text:p text:style-name="P7"><text:s text:c="4"/>printf(" Average <text:s/>Weighted Avg <text:s/>Deviation\n");</text:p>
      <text:p text:style-name="P7"><text:s text:c="4"/>for (int j=0;j&lt;nstu;j++)</text:p>
      <text:p text:style-name="P7"><text:s text:c="4"/>{</text:p>
      <text:p text:style-name="P7"><text:s text:c="8"/>printf("%s",stu[j]);</text:p>
      <text:p text:style-name="P7"><text:s text:c="8"/>for (int k=0;k&lt;=nmarks+1;k++)</text:p>
      <text:p text:style-name="P7"><text:s text:c="8"/>{</text:p>
      <text:p text:style-name="P7"><text:s text:c="12"/>printf("%10.2f",marks[j][k]);</text:p>
      <text:p text:style-name="P7"><text:tab/>}</text:p>
      <text:p text:style-name="P7"><text:tab/>printf("%+10.2f",marks[j][nmarks]-classavg);</text:p>
      <text:p text:style-name="P7"><text:s text:c="8"/>printf("\n");</text:p>
      <text:p text:style-name="P7"><text:s text:c="4"/>}</text:p>
      <text:p text:style-name="P7"><text:s text:c="4"/></text:p>
      <text:p text:style-name="P7"><text:s text:c="4"/>return 0;</text:p>
      <text:p text:style-name="P16">}</text:p>
      <text:p text:style-name="P18"><text:soft-page-break/>OUTPUT:</text:p>
      <text:p text:style-name="P9"><text:span text:style-name="T1">cseb83@jtl-14:</text:span>~/A3$ gcc stu.c -o stu</text:p>
      <text:p text:style-name="P9"><text:span text:style-name="T1">cseb83@jtl-14:</text:span>~/A3$ ./stu</text:p>
      <text:p text:style-name="P8">Enter number of students: 14</text:p>
      <text:p text:style-name="P8">Enter number of exam scores: 6</text:p>
      <text:p text:style-name="P8">Enter weightage of mark 1 in %: 15</text:p>
      <text:p text:style-name="P8">Enter weightage of mark 2 in %: 15</text:p>
      <text:p text:style-name="P8">Enter weightage of mark 3 in %: 15</text:p>
      <text:p text:style-name="P8">Enter weightage of mark 4 in %: 15</text:p>
      <text:p text:style-name="P8">Enter weightage of mark 5 in %: 20</text:p>
      <text:p text:style-name="P8">Enter weightage of mark 6 in %: 20</text:p>
      <text:p text:style-name="P8"/>
      <text:p text:style-name="P8">Enter student name: Adams</text:p>
      <text:p text:style-name="P8">Enter mark 1: 45</text:p>
      <text:p text:style-name="P8">Enter mark 2: 80</text:p>
      <text:p text:style-name="P8">Enter mark 3: 80</text:p>
      <text:p text:style-name="P8">Enter mark 4: 95</text:p>
      <text:p text:style-name="P8">Enter mark 5: 55</text:p>
      <text:p text:style-name="P8">Enter mark 6: 75</text:p>
      <text:p text:style-name="P8"/>
      <text:p text:style-name="P8">Enter student name: Brown</text:p>
      <text:p text:style-name="P8">Enter mark 1: 60</text:p>
      <text:p text:style-name="P8">Enter mark 2: 50</text:p>
      <text:p text:style-name="P8">Enter mark 3: 70</text:p>
      <text:p text:style-name="P8">Enter mark 4: 75</text:p>
      <text:p text:style-name="P8">Enter mark 5: 55</text:p>
      <text:p text:style-name="P8">Enter mark 6: 80</text:p>
      <text:p text:style-name="P8"/>
      <text:p text:style-name="P8">Enter student name: Davis</text:p>
      <text:p text:style-name="P8">Enter mark 1: 40</text:p>
      <text:p text:style-name="P8">Enter mark 2: 30</text:p>
      <text:p text:style-name="P8">Enter mark 3: 10</text:p>
      <text:p text:style-name="P8">Enter mark 4: 45</text:p>
      <text:p text:style-name="P8">Enter mark 5: 60</text:p>
      <text:p text:style-name="P8">Enter mark 6: 55</text:p>
      <text:p text:style-name="P8"/>
      <text:p text:style-name="P8">Enter student name: Fisher</text:p>
      <text:p text:style-name="P8">Enter mark 1: 0</text:p>
      <text:p text:style-name="P8">Enter mark 2: 5</text:p>
      <text:p text:style-name="P8">Enter mark 3: 5</text:p>
      <text:p text:style-name="P8">Enter mark 4: 0</text:p>
      <text:p text:style-name="P8">Enter mark 5: 10</text:p>
      <text:p text:style-name="P8"><text:soft-page-break/>Enter mark 6: 5</text:p>
      <text:p text:style-name="P8"/>
      <text:p text:style-name="P8">Enter student name: Hamilton</text:p>
      <text:p text:style-name="P8">Enter mark 1: 90</text:p>
      <text:p text:style-name="P8">Enter mark 2: 85</text:p>
      <text:p text:style-name="P8">Enter mark 3: 100</text:p>
      <text:p text:style-name="P8">Enter mark 4: 95</text:p>
      <text:p text:style-name="P8">Enter mark 5: 90</text:p>
      <text:p text:style-name="P8">Enter mark 6: 90</text:p>
      <text:p text:style-name="P8"/>
      <text:p text:style-name="P8">Enter student name: Jones</text:p>
      <text:p text:style-name="P8">Enter mark 1: 95</text:p>
      <text:p text:style-name="P8">Enter mark 2: 90</text:p>
      <text:p text:style-name="P8">Enter mark 3: 80</text:p>
      <text:p text:style-name="P8">Enter mark 4: 95</text:p>
      <text:p text:style-name="P8">Enter mark 5: 85</text:p>
      <text:p text:style-name="P8">Enter mark 6: 80</text:p>
      <text:p text:style-name="P8"/>
      <text:p text:style-name="P8">Enter student name: Ludwig</text:p>
      <text:p text:style-name="P8">Enter mark 1: 35</text:p>
      <text:p text:style-name="P8">Enter mark 2: 50</text:p>
      <text:p text:style-name="P8">Enter mark 3: 55</text:p>
      <text:p text:style-name="P8">Enter mark 4: 65</text:p>
      <text:p text:style-name="P8">Enter mark 5: 45</text:p>
      <text:p text:style-name="P8">Enter mark 6: 70</text:p>
      <text:p text:style-name="P8"/>
      <text:p text:style-name="P8">Enter student name: Osborne</text:p>
      <text:p text:style-name="P8">Enter mark 1: 75</text:p>
      <text:p text:style-name="P8">Enter mark 2: 60</text:p>
      <text:p text:style-name="P8">Enter mark 3: 75</text:p>
      <text:p text:style-name="P8">Enter mark 4: 60</text:p>
      <text:p text:style-name="P8">Enter mark 5: 70</text:p>
      <text:p text:style-name="P8">Enter mark 6: 80</text:p>
      <text:p text:style-name="P8"/>
      <text:p text:style-name="P8">Enter student name: Prince</text:p>
      <text:p text:style-name="P8">Enter mark 1: 85</text:p>
      <text:p text:style-name="P8">Enter mark 2: 75</text:p>
      <text:p text:style-name="P8">Enter mark 3: 60</text:p>
      <text:p text:style-name="P8">Enter mark 4: 85</text:p>
      <text:p text:style-name="P8">Enter mark 5: 90</text:p>
      <text:p text:style-name="P8">Enter mark 6: 100</text:p>
      <text:p text:style-name="P8"/>
      <text:p text:style-name="P8"><text:soft-page-break/>Enter student name: Richards</text:p>
      <text:p text:style-name="P8">Enter mark 1: 50</text:p>
      <text:p text:style-name="P8">Enter mark 2: 60</text:p>
      <text:p text:style-name="P8">Enter mark 3: 50</text:p>
      <text:p text:style-name="P8">Enter mark 4: 35</text:p>
      <text:p text:style-name="P8">Enter mark 5: 65</text:p>
      <text:p text:style-name="P8">Enter mark 6: 70</text:p>
      <text:p text:style-name="P8"/>
      <text:p text:style-name="P8">Enter student name: Smith</text:p>
      <text:p text:style-name="P8">Enter mark 1: 70</text:p>
      <text:p text:style-name="P8">Enter mark 2: 60</text:p>
      <text:p text:style-name="P8">Enter mark 3: 75</text:p>
      <text:p text:style-name="P8">Enter mark 4: 70</text:p>
      <text:p text:style-name="P8">Enter mark 5: 55</text:p>
      <text:p text:style-name="P8">Enter mark 6: 75</text:p>
      <text:p text:style-name="P8"/>
      <text:p text:style-name="P8">Enter student name: Thomas</text:p>
      <text:p text:style-name="P8">Enter mark 1: 10</text:p>
      <text:p text:style-name="P8">Enter mark 2: 25</text:p>
      <text:p text:style-name="P8">Enter mark 3: 35</text:p>
      <text:p text:style-name="P8">Enter mark 4: 20</text:p>
      <text:p text:style-name="P8">Enter mark 5: 30</text:p>
      <text:p text:style-name="P8">Enter mark 6: 10</text:p>
      <text:p text:style-name="P8"/>
      <text:p text:style-name="P8">Enter student name: Wolfe</text:p>
      <text:p text:style-name="P8">Enter mark 1: 25</text:p>
      <text:p text:style-name="P8">Enter mark 2: 40</text:p>
      <text:p text:style-name="P8">Enter mark 3: 65</text:p>
      <text:p text:style-name="P8">Enter mark 4: 75</text:p>
      <text:p text:style-name="P8">Enter mark 5: 85</text:p>
      <text:p text:style-name="P8">Enter mark 6: 95</text:p>
      <text:p text:style-name="P8"/>
      <text:p text:style-name="P8">Enter student name: Zorba</text:p>
      <text:p text:style-name="P8">Enter mark 1: 65</text:p>
      <text:p text:style-name="P8">Enter mark 2: 80</text:p>
      <text:p text:style-name="P8">Enter mark 3: 70</text:p>
      <text:p text:style-name="P8">Enter mark 4: 100 </text:p>
      <text:p text:style-name="P8">Enter mark 5: 60</text:p>
      <text:p text:style-name="P8">Enter mark 6: 95</text:p>
      <text:p text:style-name="P8"/>
      <text:p text:style-name="P8"/>
      <text:p text:style-name="P8">Class average = 60.8929</text:p>
      <text:p text:style-name="P8"><text:soft-page-break/>S_Name <text:s text:c="2"/>Mark 1 <text:s text:c="3"/>Mark 2 <text:s text:c="3"/>Mark 3 <text:s text:c="3"/>Mark 4 <text:s text:c="3"/>Mark 5 <text:s text:c="3"/>Mark 6 <text:s text:c="2"/>Average <text:s/>Weighted Avg <text:s/>Deviation</text:p>
      <text:p text:style-name="P8">Adams <text:s text:c="4"/>45.00 <text:s text:c="4"/>80.00 <text:s text:c="4"/>80.00 <text:s text:c="4"/>95.00 <text:s text:c="4"/>55.00 <text:s text:c="4"/>75.00 <text:s text:c="4"/>71.67 <text:s text:c="4"/>71.00 <text:s text:c="3"/>+10.77</text:p>
      <text:p text:style-name="P8">Brown <text:s text:c="4"/>60.00 <text:s text:c="4"/>50.00 <text:s text:c="4"/>70.00 <text:s text:c="4"/>75.00 <text:s text:c="4"/>55.00 <text:s text:c="4"/>80.00 <text:s text:c="4"/>65.00 <text:s text:c="4"/>65.25 <text:s text:c="4"/>+4.11</text:p>
      <text:p text:style-name="P8">Davis <text:s text:c="4"/>40.00 <text:s text:c="4"/>30.00 <text:s text:c="4"/>10.00 <text:s text:c="4"/>45.00 <text:s text:c="4"/>60.00 <text:s text:c="4"/>55.00 <text:s text:c="4"/>40.00 <text:s text:c="4"/>41.75 <text:s text:c="3"/>-20.89</text:p>
      <text:p text:style-name="P8">Fisher <text:s text:c="5"/>0.00 <text:s text:c="5"/>5.00 <text:s text:c="5"/>5.00 <text:s text:c="5"/>0.00 <text:s text:c="4"/>10.00 <text:s text:c="5"/>5.00 <text:s text:c="5"/>4.17 <text:s text:c="5"/>4.50 <text:s text:c="3"/>-56.73</text:p>
      <text:p text:style-name="P8">Hamilton <text:s text:c="4"/>90.00 <text:s text:c="4"/>85.00 <text:s text:c="3"/>100.00 <text:s text:c="4"/>95.00 <text:s text:c="4"/>90.00 <text:s text:c="4"/>90.00 <text:s text:c="4"/>91.67 <text:s text:c="4"/>91.50 <text:s text:c="3"/>+30.77</text:p>
      <text:p text:style-name="P8">Jones <text:s text:c="4"/>95.00 <text:s text:c="4"/>90.00 <text:s text:c="4"/>80.00 <text:s text:c="4"/>95.00 <text:s text:c="4"/>85.00 <text:s text:c="4"/>80.00 <text:s text:c="4"/>87.50 <text:s text:c="4"/>87.00 <text:s text:c="3"/>+26.61</text:p>
      <text:p text:style-name="P8">Ludwig <text:s text:c="4"/>35.00 <text:s text:c="4"/>50.00 <text:s text:c="4"/>55.00 <text:s text:c="4"/>65.00 <text:s text:c="4"/>45.00 <text:s text:c="4"/>70.00 <text:s text:c="4"/>53.33 <text:s text:c="4"/>53.75 <text:s text:c="4"/>-7.56</text:p>
      <text:p text:style-name="P8">Osborne <text:s text:c="4"/>75.00 <text:s text:c="4"/>60.00 <text:s text:c="4"/>75.00 <text:s text:c="4"/>60.00 <text:s text:c="4"/>70.00 <text:s text:c="4"/>80.00 <text:s text:c="4"/>70.00 <text:s text:c="4"/>70.50 <text:s text:c="4"/>+9.11</text:p>
      <text:p text:style-name="P8">Prince <text:s text:c="4"/>85.00 <text:s text:c="4"/>75.00 <text:s text:c="4"/>60.00 <text:s text:c="4"/>85.00 <text:s text:c="4"/>90.00 <text:s text:c="3"/>100.00 <text:s text:c="4"/>82.50 <text:s text:c="4"/>83.75 <text:s text:c="3"/>+21.61</text:p>
      <text:p text:style-name="P8">Richards <text:s text:c="4"/>50.00 <text:s text:c="4"/>60.00 <text:s text:c="4"/>50.00 <text:s text:c="4"/>35.00 <text:s text:c="4"/>65.00 <text:s text:c="4"/>70.00 <text:s text:c="4"/>55.00 <text:s text:c="4"/>56.25 <text:s text:c="4"/>-5.89</text:p>
      <text:p text:style-name="P8">Smith <text:s text:c="4"/>70.00 <text:s text:c="4"/>60.00 <text:s text:c="4"/>75.00 <text:s text:c="4"/>70.00 <text:s text:c="4"/>55.00 <text:s text:c="4"/>75.00 <text:s text:c="4"/>67.50 <text:s text:c="4"/>67.25 <text:s text:c="4"/>+6.61</text:p>
      <text:p text:style-name="P8">Thomas <text:s text:c="4"/>10.00 <text:s text:c="4"/>25.00 <text:s text:c="4"/>35.00 <text:s text:c="4"/>20.00 <text:s text:c="4"/>30.00 <text:s text:c="4"/>10.00 <text:s text:c="4"/>21.67 <text:s text:c="4"/>21.50 <text:s text:c="3"/>-39.23</text:p>
      <text:p text:style-name="P8">Wolfe <text:s text:c="4"/>25.00 <text:s text:c="4"/>40.00 <text:s text:c="4"/>65.00 <text:s text:c="4"/>75.00 <text:s text:c="4"/>85.00 <text:s text:c="4"/>95.00 <text:s text:c="4"/>64.17 <text:s text:c="4"/>66.75 <text:s text:c="4"/>+3.27</text:p>
      <text:p text:style-name="P8">Zorba <text:s text:c="4"/>65.00 <text:s text:c="4"/>80.00 <text:s text:c="4"/>70.00 <text:s text:c="3"/>100.00 <text:s text:c="4"/>60.00 <text:s text:c="4"/>95.00 <text:s text:c="4"/>78.33 <text:s text:c="4"/>78.25 <text:s text:c="3"/>+17.44</text:p>
      <text:p text:style-name="P14"/>
      <text:p text:style-name="P5"/>
      <text:p text:style-name="P6"/>
      <text:p text:style-name="P5">5. PROGRAM NAME: ROCK-PAPER-SCISSORS GAME</text:p>
      <text:p text:style-name="P5"/>
      <text:p text:style-name="P5">PROGRAM:</text:p>
      <text:p text:style-name="P10">#include &lt;stdio.h&gt;</text:p>
      <text:p text:style-name="P10">#include &lt;stdlib.h&gt;</text:p>
      <text:p text:style-name="P10"/>
      <text:p text:style-name="P10">int v1=0,v2=0;</text:p>
      <text:p text:style-name="P10"/>
      <text:p text:style-name="P10"/>
      <text:p text:style-name="P10"><text:soft-page-break/>void result(char p1,char p2)</text:p>
      <text:p text:style-name="P10">{<text:tab/></text:p>
      <text:p text:style-name="P10"><text:tab/>if (p1==p2)</text:p>
      <text:p text:style-name="P10"><text:tab/><text:tab/>printf(" <text:s text:c="12"/>DRAW !!\n\n");</text:p>
      <text:p text:style-name="P10"><text:tab/>else if ((p1=='R' &amp;&amp; p2=='S') || (p1=='P' &amp;&amp; p2=='R') || (p1=='S' &amp;&amp; p2=='P'))</text:p>
      <text:p text:style-name="P10"><text:tab/>{</text:p>
      <text:p text:style-name="P10"><text:tab/><text:tab/>printf(" <text:s text:c="12"/>You WIN !!\n\n");</text:p>
      <text:p text:style-name="P10"><text:tab/><text:tab/>v1+=1;</text:p>
      <text:p text:style-name="P10"><text:tab/>}</text:p>
      <text:p text:style-name="P10">else if ((p1=='R' &amp;&amp; p2=='P') || (p1=='P' &amp;&amp; p2=='S') || (p1=='S' &amp;&amp; p2=='R'))</text:p>
      <text:p text:style-name="P10"><text:tab/>{</text:p>
      <text:p text:style-name="P10"><text:tab/><text:tab/>printf(" <text:s text:c="12"/>I WIN !!\n\n");</text:p>
      <text:p text:style-name="P10"><text:tab/><text:tab/>v2+=1;</text:p>
      <text:p text:style-name="P10"><text:tab/>}</text:p>
      <text:p text:style-name="P10">}</text:p>
      <text:p text:style-name="P10"/>
      <text:p text:style-name="P10"/>
      <text:p text:style-name="P10">int ind()</text:p>
      <text:p text:style-name="P10">{</text:p>
      <text:p text:style-name="P10">int index;</text:p>
      <text:p text:style-name="P10">long int r=rand();</text:p>
      <text:p text:style-name="P10">index=r%10;</text:p>
      <text:p text:style-name="P10">return index;</text:p>
      <text:p text:style-name="P10">}</text:p>
      <text:p text:style-name="P10"/>
      <text:p text:style-name="P10"/>
      <text:p text:style-name="P10">void main()</text:p>
      <text:p text:style-name="P10">{</text:p>
      <text:p text:style-name="P10">char p1,p2;</text:p>
      <text:p text:style-name="P10">char a[]="RPSRPSRPSRPS";</text:p>
      <text:p text:style-name="P10">printf("ROCK PAPER SCISSORS\n");</text:p>
      <text:p text:style-name="P10">printf("Enter R for rock, P for paper or S for scissors\n");</text:p>
      <text:p text:style-name="P10"><text:tab/></text:p>
      <text:p text:style-name="P10">for (int i=0;i&lt;10;i++)</text:p>
      <text:p text:style-name="P10">{</text:p>
      <text:p text:style-name="P10"><text:tab/>printf("Your choice: ");</text:p>
      <text:p text:style-name="P10"><text:tab/>scanf(" %c",&amp;p1);</text:p>
      <text:p text:style-name="P10"><text:tab/>p2=a[ind()];</text:p>
      <text:p text:style-name="P10"><text:tab/>printf("My choice: %c",p2);</text:p>
      <text:p text:style-name="P10"/>
      <text:p text:style-name="P10"><text:soft-page-break/><text:tab/>result(p1,p2);</text:p>
      <text:p text:style-name="P10">}</text:p>
      <text:p text:style-name="P10">printf("Overall result: ");</text:p>
      <text:p text:style-name="P10">if (v1&gt;v2)</text:p>
      <text:p text:style-name="P10"><text:tab/>printf("YOU ARE THE WINNER !!\n");</text:p>
      <text:p text:style-name="P10">else if (v1&lt;v2)</text:p>
      <text:p text:style-name="P10"><text:tab/>printf("I AM THE WINNER !!\n");</text:p>
      <text:p text:style-name="P10">else</text:p>
      <text:p text:style-name="P10"><text:tab/>printf("WE BOTH WIN !!\n");</text:p>
      <text:p text:style-name="P10">}</text:p>
      <text:p text:style-name="P5"/>
      <text:p text:style-name="P5"/>
      <text:p text:style-name="P5">OUTPUT:</text:p>
      <text:p text:style-name="P9"><text:span text:style-name="T1">cseb83@jtl-14:</text:span>~/A3$ gcc rps.c -o rps</text:p>
      <text:p text:style-name="P9"><text:span text:style-name="T1">cseb83@jtl-14:</text:span>~/A3$ ./rps</text:p>
      <text:p text:style-name="P9">ROCK PAPER SCISSORS</text:p>
      <text:p text:style-name="P9">Enter R for rock, P for paper or S for scissors</text:p>
      <text:p text:style-name="P9">Your choice: R</text:p>
      <text:p text:style-name="P9">My choice: R <text:s text:c="12"/>DRAW !!</text:p>
      <text:p text:style-name="P9"/>
      <text:p text:style-name="P9">Your choice: P</text:p>
      <text:p text:style-name="P9">My choice: R <text:s text:c="12"/>You WIN !!</text:p>
      <text:p text:style-name="P9"/>
      <text:p text:style-name="P9">Your choice: S</text:p>
      <text:p text:style-name="P9">My choice: P <text:s text:c="12"/>You WIN !!</text:p>
      <text:p text:style-name="P9"/>
      <text:p text:style-name="P9">Your choice: R</text:p>
      <text:p text:style-name="P9">My choice: S <text:s text:c="12"/>You WIN !!</text:p>
      <text:p text:style-name="P9"/>
      <text:p text:style-name="P9">Your choice: P</text:p>
      <text:p text:style-name="P9">My choice: R <text:s text:c="12"/>You WIN !!</text:p>
      <text:p text:style-name="P9"/>
      <text:p text:style-name="P9">Your choice: S</text:p>
      <text:p text:style-name="P9">My choice: S <text:s text:c="12"/>DRAW !!</text:p>
      <text:p text:style-name="P9"/>
      <text:p text:style-name="P9">Your choice: R</text:p>
      <text:p text:style-name="P9">My choice: R <text:s text:c="12"/>DRAW !!</text:p>
      <text:p text:style-name="P9"/>
      <text:p text:style-name="P9">Your choice: P</text:p>
      <text:p text:style-name="P9">My choice: S <text:s text:c="12"/>I WIN !!</text:p>
      <text:p text:style-name="P9"/>
      <text:p text:style-name="P9">Your choice: S</text:p>
      <text:p text:style-name="P9"><text:soft-page-break/>My choice: R <text:s text:c="12"/>I WIN !!</text:p>
      <text:p text:style-name="P9"/>
      <text:p text:style-name="P9">Your choice: R</text:p>
      <text:p text:style-name="P9">My choice: P <text:s text:c="12"/>I WIN !!</text:p>
      <text:p text:style-name="P9"/>
      <text:p text:style-name="P9">Overall result: YOU ARE THE WINNER !!</text:p>
      <text:p text:style-name="P12"/>
      <text:p text:style-name="P5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kshmi priya B</meta:initial-creator>
    <meta:editing-cycles>5</meta:editing-cycles>
    <meta:creation-date>2019-03-11T16:15:00</meta:creation-date>
    <dc:date>2019-03-12T23:06:18.669139139</dc:date>
    <meta:editing-duration>PT36M35S</meta:editing-duration>
    <meta:generator>LibreOffice/6.0.6.2$Linux_X86_64 LibreOffice_project/00m0$Build-2</meta:generator>
    <meta:document-statistic meta:table-count="0" meta:image-count="0" meta:object-count="0" meta:page-count="15" meta:paragraph-count="497" meta:word-count="1428" meta:character-count="9558" meta:non-whitespace-character-count="69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